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7c5" officeooo:paragraph-rsid="001697c5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74e02" officeooo:paragraph-rsid="00174e02" style:font-size-asian="16pt" style:font-weight-asian="bold" style:font-size-complex="16pt" style:font-weight-complex="bold"/>
    </style:style>
    <style:style style:name="T1" style:family="text">
      <style:text-properties officeooo:rsid="00171420"/>
    </style:style>
    <style:style style:name="T2" style:family="text">
      <style:text-properties officeooo:rsid="00174e02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71420" fo:background-color="#ffff00" loext:char-shading-value="0"/>
    </style:style>
    <style:style style:name="T6" style:family="text">
      <style:text-properties officeooo:rsid="00171420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de réunion 1</text:p>
      <text:p text:style-name="Standard"/>
      <text:p text:style-name="P1">1) Menu</text:p>
      <text:p text:style-name="P1"><text:tab/>→ Catégorie <text:span text:style-name="T4">fichiers</text:span> : petite fenêtre avec boutons « ouvrir » « ajouter » « créer une <text:tab/>playlist » …</text:p>
      <text:p text:style-name="P1"/>
      <text:p text:style-name="P1"><text:tab/>→ Catégorie <text:span text:style-name="T4">download</text:span> : ouvre une fenêtre pour télécharger la musique avec boutons <text:tab/> <text:s text:c="5"/><text:tab/>« télécharger » et case de texte au-dessus pour entrer l’URL</text:p>
      <text:p text:style-name="P1"/>
      <text:p text:style-name="P1"><text:tab/>→<text:span text:style-name="T1"> Interface </text:span><text:span text:style-name="T6">Menu</text:span><text:span text:style-name="T1"> : boutons « play » « pause » « lecture aléatoire » « boucle » « volume » et <text:tab/>image de a musique (image générique)</text:span></text:p>
      <text:p text:style-name="P1"/>
      <text:p text:style-name="P1"><text:tab/><text:span text:style-name="T2">Note : On fait des boutons cliquab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1:32:01.403212328</meta:creation-date>
    <dc:date>2021-01-27T11:50:11.044367000</dc:date>
    <meta:editing-duration>PT7M5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6" meta:word-count="85" meta:character-count="447" meta:non-whitespace-character-count="354"/>
  </office:meta>
</office:document-meta>
</file>